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8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8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35cm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style:font-name="Liberation Serif1" fo:font-size="10pt" style:font-name-asian="Liberation Serif1" style:font-size-asian="10pt" style:font-name-complex="Liberation Serif1" style:font-size-complex="10pt"/>
    </style:style>
    <style:style style:name="T5" style:family="text">
      <style:text-properties style:text-position="0% 100%" fo:font-size="10pt" style:font-size-asian="10pt" style:font-size-complex="10pt"/>
    </style:style>
    <style:style style:name="T6" style:family="text">
      <style:text-properties style:text-position="0% 100%" style:font-name="Liberation Serif1" fo:font-size="10pt" style:font-name-asian="Liberation Serif1" style:font-size-asian="10pt" style:font-name-complex="Liberation Serif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006cm" svg:y1="4.01cm" svg:x2="13.502cm" svg:y2="4.01cm" svg:d="M12006 4010h1496" svg:viewBox="0 0 1497 1">
          <text:p/>
        </draw:connector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3" draw:text-style-name="P1" draw:layer="layout" svg:x1="4.992cm" svg:y1="3.107cm" svg:x2="4.76cm" svg:y2="3.006cm">
            <text:p/>
          </draw:line>
          <draw:line draw:style-name="gr3" draw:text-style-name="P1" draw:layer="layout" svg:x1="5.233cm" svg:y1="2.796cm" svg:x2="4.76cm" svg:y2="3.008cm">
            <text:p/>
          </draw:line>
          <draw:line draw:style-name="gr3" draw:text-style-name="P1" draw:layer="layout" svg:x1="5.26cm" svg:y1="2.382cm" svg:x2="4.787cm" svg:y2="2.17cm">
            <text:p/>
          </draw:line>
          <draw:line draw:style-name="gr3" draw:text-style-name="P1" draw:layer="layout" svg:x1="5.244cm" svg:y1="2.807cm" svg:x2="4.771cm" svg:y2="2.595cm">
            <text:p/>
          </draw:line>
          <draw:line draw:style-name="gr3" draw:text-style-name="P1" draw:layer="layout" svg:x1="5.257cm" svg:y1="2.373cm" svg:x2="4.784cm" svg:y2="2.585cm">
            <text:p/>
          </draw:line>
          <draw:line draw:style-name="gr3" draw:text-style-name="P1" draw:layer="layout" svg:x1="5.258cm" svg:y1="1.953cm" svg:x2="4.785cm" svg:y2="2.165cm">
            <text:p/>
          </draw:line>
          <draw:line draw:style-name="gr3" draw:text-style-name="P1" draw:layer="layout" svg:x1="5.234cm" svg:y1="1.957cm" svg:x2="5.002cm" svg:y2="1.856cm">
            <text:p/>
          </draw:line>
        </draw:g>
        <draw:custom-shape draw:style-name="gr4" draw:text-style-name="P3" xml:id="id1" draw:id="id1" draw:layer="layout" svg:width="0.9cm" svg:height="1.12cm" svg:x="8.551cm" svg:y="1.95cm"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1.006cm" svg:height="0.729cm" svg:x="7.26cm" svg:y="5.14cm">
          <draw:text-box>
            <text:p><text:span text:style-name="T1">R</text:span><text:span text:style-name="T2">E2</text:span></text:p>
          </draw:text-box>
        </draw:frame>
        <draw:frame draw:style-name="gr5" draw:text-style-name="P4" draw:layer="layout" svg:width="0.891cm" svg:height="0.729cm" svg:x="5.218cm" svg:y="2.14cm">
          <draw:text-box>
            <text:p text:style-name="P5"><text:span text:style-name="T3">r</text:span><text:span text:style-name="T4">π2</text:span></text:p>
          </draw:text-box>
        </draw:frame>
        <draw:frame draw:style-name="gr6" draw:text-style-name="P4" draw:layer="layout" svg:width="1.362cm" svg:height="0.729cm" svg:x="9.102cm" svg:y="2.608cm">
          <draw:text-box>
            <text:p><text:span text:style-name="T5">g</text:span><text:span text:style-name="T2">m2</text:span><text:span text:style-name="T5">v</text:span><text:span text:style-name="T4">π2</text:span></text:p>
          </draw:text-box>
        </draw:frame>
        <draw:frame draw:style-name="gr7" draw:text-style-name="P4" draw:layer="layout" svg:width="0.951cm" svg:height="0.729cm" svg:x="0.698cm" svg:y="2.14cm">
          <draw:text-box>
            <text:p><text:span text:style-name="T5">v</text:span><text:span text:style-name="T2">O1</text:span></text:p>
          </draw:text-box>
        </draw:frame>
        <draw:line draw:style-name="gr8" draw:text-style-name="P1" draw:layer="layout" svg:x1="8.998cm" svg:y1="2.21cm" svg:x2="8.998cm" svg:y2="2.81cm">
          <text:p/>
        </draw:line>
        <draw:g xml:id="id2" draw:id="id2">
          <draw:line draw:style-name="gr3" draw:text-style-name="P1" draw:layer="layout" svg:x1="11.992cm" svg:y1="3.109cm" svg:x2="11.76cm" svg:y2="3.008cm">
            <text:p/>
          </draw:line>
          <draw:line draw:style-name="gr3" draw:text-style-name="P1" draw:layer="layout" svg:x1="12.233cm" svg:y1="2.798cm" svg:x2="11.76cm" svg:y2="3.01cm">
            <text:p/>
          </draw:line>
          <draw:line draw:style-name="gr3" draw:text-style-name="P1" draw:layer="layout" svg:x1="12.26cm" svg:y1="2.384cm" svg:x2="11.787cm" svg:y2="2.172cm">
            <text:p/>
          </draw:line>
          <draw:line draw:style-name="gr3" draw:text-style-name="P1" draw:layer="layout" svg:x1="12.244cm" svg:y1="2.809cm" svg:x2="11.771cm" svg:y2="2.597cm">
            <text:p/>
          </draw:line>
          <draw:line draw:style-name="gr3" draw:text-style-name="P1" draw:layer="layout" svg:x1="12.257cm" svg:y1="2.375cm" svg:x2="11.784cm" svg:y2="2.587cm">
            <text:p/>
          </draw:line>
          <draw:line draw:style-name="gr3" draw:text-style-name="P1" draw:layer="layout" svg:x1="12.258cm" svg:y1="1.955cm" svg:x2="11.785cm" svg:y2="2.167cm">
            <text:p/>
          </draw:line>
          <draw:line draw:style-name="gr3" draw:text-style-name="P1" draw:layer="layout" svg:x1="12.234cm" svg:y1="1.959cm" svg:x2="12.002cm" svg:y2="1.858cm">
            <text:p/>
          </draw:line>
        </draw:g>
        <draw:frame draw:style-name="gr9" draw:text-style-name="P6" draw:layer="layout" svg:width="0.705cm" svg:height="0.645cm" svg:x="4.076cm" svg:y="1.568cm">
          <draw:text-box>
            <text:p><text:span text:style-name="T1">+</text:span></text:p>
          </draw:text-box>
        </draw:frame>
        <draw:frame draw:style-name="gr10" draw:text-style-name="P6" draw:layer="layout" svg:width="0.621cm" svg:height="0.645cm" svg:x="4.15cm" svg:y="2.77cm">
          <draw:text-box>
            <text:p><text:span text:style-name="T1">-</text:span></text:p>
          </draw:text-box>
        </draw:frame>
        <draw:frame draw:style-name="gr7" draw:text-style-name="P4" draw:layer="layout" svg:width="0.883cm" svg:height="0.729cm" svg:x="4.046cm" svg:y="2.14cm">
          <draw:text-box>
            <text:p><text:span text:style-name="T6">v</text:span><text:span text:style-name="T4">π2</text:span></text:p>
          </draw:text-box>
        </draw:frame>
        <draw:connector draw:style-name="gr11" draw:text-style-name="P7" draw:layer="layout" draw:line-skew="-0.356cm" svg:x1="9.001cm" svg:y1="1.95cm" svg:x2="12.01cm" svg:y2="1.858cm" draw:start-shape="id1" draw:start-glue-point="4" draw:end-shape="id2" draw:end-glue-point="0" svg:d="M9001 1950v-966h3009v874" svg:viewBox="0 0 3010 967">
          <text:p/>
        </draw:connector>
        <draw:frame draw:style-name="gr12" draw:text-style-name="P4" draw:layer="layout" svg:width="1.484cm" svg:height="0.729cm" svg:x="12.156cm" svg:y="2.14cm">
          <draw:text-box>
            <text:p><text:span text:style-name="T5">r</text:span><text:span text:style-name="T2">O2 </text:span></text:p>
          </draw:text-box>
        </draw:frame>
        <draw:custom-shape draw:style-name="gr13" draw:text-style-name="P7" draw:layer="layout" svg:width="0.348cm" svg:height="0.35cm" svg:x="13.33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05cm" svg:height="0.645cm" svg:x="13.161cm" svg:y="4.48cm">
          <draw:text-box>
            <text:p><text:span text:style-name="T1">+</text:span></text:p>
          </draw:text-box>
        </draw:frame>
        <draw:frame draw:style-name="gr10" draw:text-style-name="P6" draw:layer="layout" svg:width="0.621cm" svg:height="0.645cm" svg:x="13.23cm" svg:y="5.88cm">
          <draw:text-box>
            <text:p><text:span text:style-name="T1">-</text:span></text:p>
          </draw:text-box>
        </draw:frame>
        <draw:frame draw:style-name="gr7" draw:text-style-name="P4" draw:layer="layout" svg:width="0.939cm" svg:height="0.729cm" svg:x="13.131cm" svg:y="5.14cm">
          <draw:text-box>
            <text:p><text:span text:style-name="T5">v</text:span><text:span text:style-name="T2">O</text:span><text:span text:style-name="T4">2</text:span></text:p>
          </draw:text-box>
        </draw:frame>
        <draw:connector draw:style-name="gr11" draw:text-style-name="P7" draw:layer="layout" draw:line-skew="-0.334cm" svg:x1="2.002cm" svg:y1="2.033cm" svg:x2="5.01cm" svg:y2="1.856cm" draw:start-shape="id3" draw:start-glue-point="4" draw:end-shape="id4" draw:end-glue-point="0" svg:d="M2002 2033v-1029h3008v852" svg:viewBox="0 0 3009 1030">
          <text:p/>
        </draw:connector>
        <draw:g xml:id="id5" draw:id="id5">
          <draw:line draw:style-name="gr3" draw:text-style-name="P1" draw:layer="layout" svg:x1="6.992cm" svg:y1="6.108cm" svg:x2="6.76cm" svg:y2="6.007cm">
            <text:p/>
          </draw:line>
          <draw:line draw:style-name="gr3" draw:text-style-name="P1" draw:layer="layout" svg:x1="7.233cm" svg:y1="5.797cm" svg:x2="6.76cm" svg:y2="6.009cm">
            <text:p/>
          </draw:line>
          <draw:line draw:style-name="gr3" draw:text-style-name="P1" draw:layer="layout" svg:x1="7.26cm" svg:y1="5.383cm" svg:x2="6.787cm" svg:y2="5.171cm">
            <text:p/>
          </draw:line>
          <draw:line draw:style-name="gr3" draw:text-style-name="P1" draw:layer="layout" svg:x1="7.244cm" svg:y1="5.808cm" svg:x2="6.771cm" svg:y2="5.596cm">
            <text:p/>
          </draw:line>
          <draw:line draw:style-name="gr3" draw:text-style-name="P1" draw:layer="layout" svg:x1="7.257cm" svg:y1="5.374cm" svg:x2="6.784cm" svg:y2="5.586cm">
            <text:p/>
          </draw:line>
          <draw:line draw:style-name="gr3" draw:text-style-name="P1" draw:layer="layout" svg:x1="7.258cm" svg:y1="4.954cm" svg:x2="6.785cm" svg:y2="5.166cm">
            <text:p/>
          </draw:line>
          <draw:line draw:style-name="gr3" draw:text-style-name="P1" draw:layer="layout" svg:x1="7.234cm" svg:y1="4.958cm" svg:x2="7.002cm" svg:y2="4.857cm">
            <text:p/>
          </draw:line>
        </draw:g>
        <draw:connector draw:style-name="gr11" draw:text-style-name="P7" draw:layer="layout" draw:line-skew="0.387cm" svg:x1="2.002cm" svg:y1="2.933cm" svg:x2="7.01cm" svg:y2="6.108cm" draw:start-shape="id3" draw:start-glue-point="8" draw:end-shape="id5" draw:end-glue-point="2" svg:d="M2002 2933v4080h5008v-905" svg:viewBox="0 0 5009 4081">
          <text:p/>
        </draw:connector>
        <draw:connector draw:style-name="gr11" draw:text-style-name="P7" draw:layer="layout" draw:line-skew="0.385cm 5.499cm -0.352cm" svg:x1="7.01cm" svg:y1="6.108cm" svg:x2="12.01cm" svg:y2="1.858cm" draw:start-shape="id5" draw:start-glue-point="2" draw:end-shape="id2" draw:end-glue-point="0" svg:d="M7010 6108v903h7999v-6023h-2999v870" svg:viewBox="0 0 8000 6024">
          <text:p/>
        </draw:connector>
        <draw:connector draw:style-name="gr11" draw:text-style-name="P7" draw:layer="layout" draw:line-skew="0.386cm" svg:x1="5.01cm" svg:y1="3.107cm" svg:x2="12.01cm" svg:y2="3.109cm" draw:start-shape="id4" draw:start-glue-point="2" draw:end-shape="id2" draw:end-glue-point="2" svg:d="M5010 3107v906h7000v-904" svg:viewBox="0 0 7001 907">
          <text:p/>
        </draw:connector>
        <draw:connector draw:style-name="gr1" draw:text-style-name="P1" draw:layer="layout" draw:type="line" svg:x1="7.01cm" svg:y1="4.857cm" svg:x2="7.011cm" svg:y2="4.017cm" draw:start-shape="id5" draw:start-glue-point="0" svg:d="M7010 4857l1-840" svg:viewBox="0 0 2 841">
          <text:p/>
        </draw:connector>
        <draw:connector draw:style-name="gr1" draw:text-style-name="P1" draw:layer="layout" draw:type="line" svg:x1="9.001cm" svg:y1="3.07cm" svg:x2="9.002cm" svg:y2="4.014cm" draw:start-shape="id1" draw:start-glue-point="6" svg:d="M9001 3070l1 944" svg:viewBox="0 0 2 945">
          <text:p/>
        </draw:connector>
        <draw:custom-shape draw:style-name="gr13" draw:text-style-name="P7" draw:layer="layout" svg:width="0.348cm" svg:height="0.35cm" svg:x="13.331cm" svg:y="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.7cm" svg:y1="0.75cm" svg:x2="2.301cm" svg:y2="0.75cm">
          <text:p/>
        </draw:line>
        <draw:frame draw:style-name="gr5" draw:text-style-name="P4" draw:layer="layout" svg:width="0.891cm" svg:height="0.729cm" svg:x="3.019cm" svg:y="0.041cm">
          <draw:text-box>
            <text:p text:style-name="P5"><text:span text:style-name="T1">i</text:span><text:span text:style-name="T2">B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1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5:55:34.708742800</dc:date>
    <meta:editing-duration>PT1H44M31S</meta:editing-duration>
    <meta:editing-cycles>20</meta:editing-cycles>
    <meta:generator>LibreOffice/6.4.7.2$Linux_X86_64 LibreOffice_project/40$Build-2</meta:generator>
    <meta:document-statistic meta:object-count="50"/>
  </office:meta>
</office:document-meta>
</file>